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738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3" style:family="table-cell" style:parent-style-name="Default">
      <style:text-properties style:font-name="Courier New1"/>
    </style:style>
    <style:style style:name="ce4" style:family="table-cell" style:parent-style-name="Default">
      <style:text-properties style:font-name="Courier New1"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number-columns-repeated="23" table:default-cell-style-name="ce5"/>
        <table:table-column table:style-name="co4" table:number-columns-repeated="231" table:default-cell-style-name="ce3"/>
        <table:table-row table:style-name="ro1">
          <table:table-cell table:style-name="ce1" office:value-type="string">
            <text:p>☻ Can be implemented but isn't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☺ Has been implemented</text:p>
          </table:table-cell>
          <table:table-cell table:number-columns-repeated="255"/>
        </table:table-row>
        <table:table-row table:style-name="ro2">
          <table:table-cell table:style-name="ce2"/>
          <table:table-cell/>
          <table:table-cell office:value-type="string">
            <text:p>Applicative</text:p>
          </table:table-cell>
          <table:table-cell office:value-type="string">
            <text:p>Apply</text:p>
          </table:table-cell>
          <table:table-cell office:value-type="string">
            <text:p>Arrow</text:p>
          </table:table-cell>
          <table:table-cell office:value-type="string">
            <text:p>Bifunctor</text:p>
          </table:table-cell>
          <table:table-cell office:value-type="string">
            <text:p>Bind</text:p>
          </table:table-cell>
          <table:table-cell office:value-type="string">
            <text:p>Cofunctor</text:p>
          </table:table-cell>
          <table:table-cell office:value-type="string">
            <text:p>Each</text:p>
          </table:table-cell>
          <table:table-cell office:value-type="string">
            <text:p>Empty</text:p>
          </table:table-cell>
          <table:table-cell office:value-type="string">
            <text:p>Equal</text:p>
          </table:table-cell>
          <table:table-cell office:value-type="string">
            <text:p>FoldLeft</text:p>
          </table:table-cell>
          <table:table-cell office:value-type="string">
            <text:p>FoldRight</text:p>
          </table:table-cell>
          <table:table-cell office:value-type="string">
            <text:p>Functor</text:p>
          </table:table-cell>
          <table:table-cell office:value-type="string">
            <text:p>Monad</text:p>
          </table:table-cell>
          <table:table-cell office:value-type="string">
            <text:p>Monoid</text:p>
          </table:table-cell>
          <table:table-cell office:value-type="string">
            <text:p>Order</text:p>
          </table:table-cell>
          <table:table-cell office:value-type="string">
            <text:p>Paramorphism</text:p>
          </table:table-cell>
          <table:table-cell office:value-type="string">
            <text:p>Plus</text:p>
          </table:table-cell>
          <table:table-cell office:value-type="string">
            <text:p>Pointed</text:p>
          </table:table-cell>
          <table:table-cell office:value-type="string">
            <text:p>Pure</text:p>
          </table:table-cell>
          <table:table-cell office:value-type="string">
            <text:p>Semigroup</text:p>
          </table:table-cell>
          <table:table-cell office:value-type="string">
            <text:p>Show</text:p>
          </table:table-cell>
          <table:table-cell office:value-type="string">
            <text:p>Traverse</text:p>
          </table:table-cell>
          <table:table-cell office:value-type="string">
            <text:p>Zero</text:p>
          </table:table-cell>
          <table:table-cell table:number-columns-repeated="231"/>
        </table:table-row>
        <table:table-row table:style-name="ro2">
          <table:table-cell table:style-name="ce2"/>
          <table:table-cell/>
          <table:table-cell table:number-columns-repeated="2" office:value-type="string">
            <text:p>* -&gt; *</text:p>
          </table:table-cell>
          <table:table-cell table:number-columns-repeated="2" office:value-type="string">
            <text:p>* -&gt; * -&gt; *</text:p>
          </table:table-cell>
          <table:table-cell table:number-columns-repeated="4" office:value-type="string">
            <text:p>* -&gt; *</text:p>
          </table:table-cell>
          <table:table-cell office:value-type="string">
            <text:p>*</text:p>
          </table:table-cell>
          <table:table-cell table:number-columns-repeated="4" office:value-type="string">
            <text:p>* -&gt; *</text:p>
          </table:table-cell>
          <table:table-cell table:number-columns-repeated="2" office:value-type="string">
            <text:p>*</text:p>
          </table:table-cell>
          <table:table-cell table:number-columns-repeated="4" office:value-type="string">
            <text:p>* -&gt; *</text:p>
          </table:table-cell>
          <table:table-cell table:number-columns-repeated="2" office:value-type="string">
            <text:p>*</text:p>
          </table:table-cell>
          <table:table-cell table:number-columns-repeated="2" office:value-type="string">
            <text:p>* -&gt; *</text:p>
          </table:table-cell>
          <table:table-cell table:number-columns-repeated="231"/>
        </table:table-row>
        <table:table-row table:style-name="ro1">
          <table:table-cell office:value-type="string">
            <text:p>scalaz.Identity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☺</text:p>
          </table:table-cell>
          <table:table-cell table:style-name="Default" table:number-columns-repeated="2"/>
          <table:table-cell table:style-name="ce6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1">
          <table:table-cell office:value-type="string">
            <text:p>scalaz.Continuation[S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☺</text:p>
          </table:table-cell>
          <table:table-cell table:style-name="Default" table:number-columns-repeated="2"/>
          <table:table-cell table:style-name="ce6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1">
          <table:table-cell office:value-type="string">
            <text:p>scalaz.NonEmptyList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Default" table:number-columns-repeated="2"/>
          <table:table-cell table:style-name="ce6" office:value-type="string">
            <text:p>☺</text:p>
          </table:table-cell>
          <table:table-cell table:style-name="Default" table:number-columns-repeated="25"/>
          <table:table-cell table:number-columns-repeated="224"/>
        </table:table-row>
        <table:table-row table:style-name="ro1">
          <table:table-cell office:value-type="string">
            <text:p>scalaz.State[S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z.Equal</text:p>
          </table:table-cell>
          <table:table-cell office:value-type="string">
            <text:p>* -&gt; *</text:p>
          </table:table-cell>
          <table:table-cell table:style-name="ce7" table:number-columns-repeated="5"/>
          <table:table-cell table:style-name="ce6" office:value-type="string">
            <text:p>☺</text:p>
          </table:table-cell>
          <table:table-cell table:style-name="ce7" table:number-columns-repeated="17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z.Order</text:p>
          </table:table-cell>
          <table:table-cell office:value-type="string">
            <text:p>* -&gt; *</text:p>
          </table:table-cell>
          <table:table-cell table:style-name="ce7" table:number-columns-repeated="5"/>
          <table:table-cell table:style-name="ce6" office:value-type="string">
            <text:p>☺</text:p>
          </table:table-cell>
          <table:table-cell table:style-name="ce7" table:number-columns-repeated="17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z.Show</text:p>
          </table:table-cell>
          <table:table-cell office:value-type="string">
            <text:p>* -&gt; *</text:p>
          </table:table-cell>
          <table:table-cell table:style-name="ce7" table:number-columns-repeated="5"/>
          <table:table-cell table:style-name="ce6" office:value-type="string">
            <text:p>☺</text:p>
          </table:table-cell>
          <table:table-cell table:style-name="ce7" table:number-columns-repeated="17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z.Kleisli[M, _, _]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z.Kleisli[_, A, _]</text:p>
          </table:table-cell>
          <table:table-cell office:value-type="string">
            <text:p>(* -&gt; *) -&gt; * -&gt; *</text:p>
          </table:table-cell>
          <table:table-cell table:style-name="ce7" table:number-columns-repeated="5"/>
          <table:table-cell table:style-name="ce6" office:value-type="string">
            <text:p>☻</text:p>
          </table:table-cell>
          <table:table-cell table:style-name="ce7" table:number-columns-repeated="17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1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2[R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/>
          <table:table-cell table:style-name="ce6" office:value-type="string">
            <text:p>☺</text:p>
          </table:table-cell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3[R, S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4[R, S, T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5[R, S, T, U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6[R, S, T, U, V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Tuple7[R, S, T, U, V, W, _]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0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1[R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1[_, R]</text:p>
          </table:table-cell>
          <table:table-cell office:value-type="string">
            <text:p>* -&gt; *</text:p>
          </table:table-cell>
          <table:table-cell table:style-name="ce6"/>
          <table:table-cell table:style-name="ce7" table:number-columns-repeated="4"/>
          <table:table-cell table:style-name="ce6" office:value-type="string">
            <text:p>☺</text:p>
          </table:table-cell>
          <table:table-cell table:style-name="ce7" table:number-columns-repeated="17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1</text:p>
          </table:table-cell>
          <table:table-cell office:value-type="string">
            <text:p>* -&gt; * -&gt; *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20"/>
          <table:table-cell table:style-name="ce8" table:number-columns-repeated="7"/>
          <table:table-cell table:number-columns-repeated="224"/>
        </table:table-row>
        <table:table-row table:style-name="ro1">
          <table:table-cell table:style-name="ce4" office:value-type="string">
            <text:p>scala.Function2[R, S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3[R, S, T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4[R, S, T, U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5[R, S, T, U, V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Function6[R, S, T, U, V, W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List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Stream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Option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Either</text:p>
          </table:table-cell>
          <table:table-cell office:value-type="string">
            <text:p>* -&gt; * -&gt; *</text:p>
          </table:table-cell>
          <table:table-cell table:style-name="ce7" table:number-columns-repeated="2"/>
          <table:table-cell table:number-columns-repeated="2" table:style-name="ce6" office:value-type="string">
            <text:p>☺</text:p>
          </table:table-cell>
          <table:table-cell table:style-name="ce7" table:number-columns-repeated="19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Array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Either.LeftProjection[_, X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Either.RightProjection[X, _]</text:p>
          </table:table-cell>
          <table:table-cell office:value-type="string">
            <text:p>* -&gt; *</text:p>
          </table:table-cell>
          <table:table-cell table:style-name="ce6" office:value-type="string">
            <text:p>☻</text:p>
          </table:table-cell>
          <table:table-cell table:style-name="ce6" office:value-type="string">
            <text:p>☺</text:p>
          </table:table-cell>
          <table:table-cell table:style-name="ce7" table:number-columns-repeated="2"/>
          <table:table-cell table:style-name="ce6" office:value-type="string">
            <text:p>☺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scala.RandomAccessSeq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ArrayList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HashMap</text:span></text:p>
          </table:table-cell>
          <table:table-cell office:value-type="string">
            <text:p>* -&gt; * -&gt; *</text:p>
          </table:table-cell>
          <table:table-cell table:style-name="ce6"/>
          <table:table-cell table:style-name="ce7" table:number-columns-repeated="22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HashSet</text:span></text:p>
          </table:table-cell>
          <table:table-cell office:value-type="string">
            <text:p>* -&gt; *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Hashtable</text:span>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IdentityHashMap</text:span>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LinkedHashMap</text:span>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LinkedHashSet</text:span></text:p>
          </table:table-cell>
          <table:table-cell office:value-type="string">
            <text:p>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LinkedList</text:span>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PriorityQueue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Stack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<text:span text:style-name="T1">java.util.TreeMap</text:span>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TreeSet</text:p>
          </table:table-cell>
          <table:table-cell office:value-type="string">
            <text:p>* -&gt; *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Vector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WeakHashMap</text:p>
          </table:table-cell>
          <table:table-cell office:value-type="string">
            <text:p>* -&gt; * -&gt; *</text:p>
          </table:table-cell>
          <table:table-cell table:style-name="ce7" table:number-columns-repeated="4"/>
          <table:table-cell table:style-name="ce6"/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ArrayBlockQueue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ConcurrentHashMap</text:p>
          </table:table-cell>
          <table:table-cell office:value-type="string">
            <text:p>* -&gt; * -&gt; *</text:p>
          </table:table-cell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ConcurrentLinkedQueue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CopyOnWriteArrayList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CopyOnWriteArraySet</text:p>
          </table:table-cell>
          <table:table-cell office:value-type="string">
            <text:p>* -&gt; *</text:p>
          </table:table-cell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LinkedBlockingQueue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>
          <table:table-cell office:value-type="string">
            <text:p>java.util.concurrent.SynchronousQueue</text:p>
          </table:table-cell>
          <table:table-cell office:value-type="string">
            <text:p>* -&gt; *</text:p>
          </table:table-cell>
          <table:table-cell table:number-columns-repeated="2" table:style-name="ce6" office:value-type="string">
            <text:p>☻</text:p>
          </table:table-cell>
          <table:table-cell table:style-name="ce7" table:number-columns-repeated="2"/>
          <table:table-cell table:style-name="ce6" office:value-type="string">
            <text:p>☻</text:p>
          </table:table-cell>
          <table:table-cell table:style-name="ce7" table:number-columns-repeated="18"/>
          <table:table-cell table:style-name="ce8" table:number-columns-repeated="7"/>
          <table:table-cell table:number-columns-repeated="224"/>
        </table:table-row>
        <table:table-row table:style-name="ro1" table:number-rows-repeated="23">
          <table:table-cell table:number-columns-repeated="2"/>
          <table:table-cell table:style-name="ce7" table:number-columns-repeated="23"/>
          <table:table-cell table:style-name="ce8" table:number-columns-repeated="7"/>
          <table:table-cell table:number-columns-repeated="22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13/04/2009</text:date>, <text:time>20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ny Morris</meta:initial-creator>
    <meta:creation-date>2009-04-13T19:56:22</meta:creation-date>
    <dc:creator>Tony Morris</dc:creator>
    <dc:date>2009-04-13T20:40:06</dc:date>
    <meta:editing-cycles>2</meta:editing-cycles>
    <meta:editing-duration>PT12M20S</meta:editing-duration>
    <meta:user-defined meta:name="Info 1"/>
    <meta:user-defined meta:name="Info 2"/>
    <meta:user-defined meta:name="Info 3"/>
    <meta:user-defined meta:name="Info 4"/>
    <meta:document-statistic meta:table-count="3" meta:cell-count="270"/>
  </office:meta>
</office:document-meta>
</file>